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Manjari Bold" svg:font-family="'Manjari Bold'" style:font-pitch="variable"/>
    <style:font-face style:name="Manjari Bold1" svg:font-family="'Manjari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Manjari Bold" fo:font-size="26pt" fo:font-style="normal" fo:font-weight="bold" officeooo:rsid="000bc045" officeooo:paragraph-rsid="000bc045" style:font-size-asian="22.75pt" style:font-style-asian="normal" style:font-weight-asian="bold" style:font-size-complex="26pt" style:font-style-complex="normal" style:font-weight-complex="bold"/>
    </style:style>
    <style:style style:name="P2" style:family="paragraph" style:parent-style-name="Standard">
      <style:paragraph-properties fo:line-height="100%" fo:text-align="center" style:justify-single-word="false"/>
      <style:text-properties style:font-name="Manjari Bold" fo:font-size="16pt" fo:font-style="normal" fo:font-weight="bold" officeooo:rsid="000bc045" officeooo:paragraph-rsid="000bc045" style:font-size-asian="14pt" style:font-style-asian="normal" style:font-weight-asian="bold" style:font-size-complex="16pt" style:font-style-complex="normal" style:font-weight-complex="bold"/>
    </style:style>
    <style:style style:name="P3" style:family="paragraph" style:parent-style-name="Standard">
      <style:paragraph-properties fo:line-height="100%" fo:text-align="justify" style:justify-single-word="false"/>
      <style:text-properties style:font-name="Manjari Bold" fo:font-size="16pt" fo:font-style="normal" fo:font-weight="bold" officeooo:rsid="000bc045" officeooo:paragraph-rsid="000bc045" style:font-size-asian="14pt" style:font-style-asian="normal" style:font-weight-asian="bold" style:font-size-complex="16pt" style:font-style-complex="normal" style:font-weight-complex="bold"/>
    </style:style>
    <style:style style:name="P4" style:family="paragraph" style:parent-style-name="Standard" style:list-style-name="L1">
      <style:paragraph-properties fo:line-height="100%" fo:text-align="justify" style:justify-single-word="false"/>
      <style:text-properties style:font-name="Manjari Bold" fo:font-size="16pt" fo:font-style="normal" fo:font-weight="bold" officeooo:rsid="000bc045" officeooo:paragraph-rsid="000bc045" style:font-size-asian="14pt" style:font-style-asian="normal" style:font-weight-asian="bold" style:font-size-complex="16pt" style:font-style-complex="normal" style:font-weight-complex="bold"/>
    </style:style>
    <style:style style:name="P5" style:family="paragraph" style:parent-style-name="Standard" style:list-style-name="L7">
      <style:paragraph-properties fo:line-height="100%"/>
      <style:text-properties officeooo:rsid="000bc045" officeooo:paragraph-rsid="000bc045"/>
    </style:style>
    <style:style style:name="P6" style:family="paragraph" style:parent-style-name="Standard" style:list-style-name="L2">
      <style:paragraph-properties fo:line-height="100%" fo:text-align="justify" style:justify-single-word="false"/>
      <style:text-properties fo:font-variant="normal" fo:text-transform="none" fo:color="#24292e" style:font-name="apple-system" fo:font-size="12pt" fo:letter-spacing="normal" fo:font-style="normal" fo:font-weight="normal" officeooo:rsid="000bc045" officeooo:paragraph-rsid="000bc045"/>
    </style:style>
    <style:style style:name="P7" style:family="paragraph" style:parent-style-name="Standard" style:list-style-name="L2">
      <style:paragraph-properties fo:line-height="100%" fo:text-align="justify" style:justify-single-word="false"/>
      <style:text-properties fo:font-variant="normal" fo:text-transform="none" fo:color="#24292e" style:font-name="apple-system" fo:font-size="12pt" fo:letter-spacing="normal" fo:font-style="normal" fo:font-weight="normal" officeooo:paragraph-rsid="000bc045"/>
    </style:style>
    <style:style style:name="P8" style:family="paragraph" style:parent-style-name="Standard" style:list-style-name="L12">
      <style:paragraph-properties fo:line-height="100%" fo:text-align="justify" style:justify-single-word="false"/>
      <style:text-properties fo:font-variant="normal" fo:text-transform="none" fo:color="#24292e" style:font-name="apple-system" fo:font-size="12pt" fo:letter-spacing="normal" fo:font-style="normal" fo:font-weight="normal" officeooo:paragraph-rsid="000ee5bb"/>
    </style:style>
    <style:style style:name="P9" style:family="paragraph" style:parent-style-name="Standard" style:list-style-name="L2">
      <style:paragraph-properties fo:line-height="100%"/>
      <style:text-properties fo:font-variant="normal" fo:text-transform="none" fo:color="#24292e" style:font-name="apple-system" fo:font-size="12pt" fo:letter-spacing="normal" fo:font-style="normal" fo:font-weight="normal"/>
    </style:style>
    <style:style style:name="P10" style:family="paragraph" style:parent-style-name="Standard" style:list-style-name="L2">
      <style:paragraph-properties fo:line-height="100%"/>
      <style:text-properties fo:font-variant="normal" fo:text-transform="none" fo:color="#24292e" style:font-name="apple-system" fo:font-size="14pt" fo:letter-spacing="normal" fo:font-style="normal" fo:font-weight="normal" officeooo:paragraph-rsid="000bc045" style:font-size-asian="14pt" style:font-size-complex="14pt"/>
    </style:style>
    <style:style style:name="P11" style:family="paragraph" style:parent-style-name="Standard">
      <style:paragraph-properties fo:line-height="100%"/>
      <style:text-properties fo:font-variant="normal" fo:text-transform="none" fo:color="#24292e" style:font-name="Manjari Bold" fo:font-size="14pt" fo:letter-spacing="normal" fo:font-style="normal" fo:font-weight="normal" officeooo:rsid="000bc045" officeooo:paragraph-rsid="000bc045" style:font-size-asian="14pt" style:font-size-complex="14pt"/>
    </style:style>
    <style:style style:name="P12" style:family="paragraph" style:parent-style-name="Standard" style:list-style-name="L6">
      <style:paragraph-properties fo:line-height="100%"/>
      <style:text-properties fo:font-variant="normal" fo:text-transform="none" fo:color="#24292e" style:font-name="Manjari Bold" fo:font-size="14pt" fo:letter-spacing="normal" fo:font-style="normal" fo:font-weight="normal" officeooo:paragraph-rsid="000bc045" style:font-size-asian="14pt" style:font-size-complex="14pt"/>
    </style:style>
    <style:style style:name="P13" style:family="paragraph" style:parent-style-name="Standard" style:list-style-name="L6">
      <style:paragraph-properties fo:line-height="100%" fo:text-align="justify" style:justify-single-word="false"/>
      <style:text-properties fo:font-variant="normal" fo:text-transform="none" fo:color="#24292e" style:font-name="Manjari Bold" fo:font-size="14pt" fo:letter-spacing="normal" fo:font-style="normal" fo:font-weight="normal" officeooo:paragraph-rsid="000bc045" style:font-size-asian="14pt" style:font-size-complex="14pt"/>
    </style:style>
    <style:style style:name="P14" style:family="paragraph" style:parent-style-name="Standard" style:list-style-name="L2">
      <style:paragraph-properties fo:line-height="100%" fo:text-align="justify" style:justify-single-word="false"/>
      <style:text-properties fo:font-variant="normal" fo:text-transform="none" fo:color="#24292e" style:font-name="Manjari Bold" fo:font-size="14pt" fo:letter-spacing="normal" fo:font-style="normal" fo:font-weight="normal" officeooo:paragraph-rsid="000bc045" style:font-size-asian="14pt" style:font-size-complex="14pt"/>
    </style:style>
    <style:style style:name="P15" style:family="paragraph" style:parent-style-name="Standard">
      <style:paragraph-properties fo:line-height="100%" fo:text-align="justify" style:justify-single-word="false"/>
      <style:text-properties fo:font-variant="normal" fo:text-transform="none" fo:color="#24292e" style:font-name="Manjari Bold" fo:font-size="16pt" fo:letter-spacing="normal" fo:font-style="normal" fo:font-weight="bold" officeooo:rsid="000bc481" officeooo:paragraph-rsid="000bc481" style:font-size-asian="14pt" style:font-style-asian="normal" style:font-weight-asian="bold" style:font-size-complex="16pt" style:font-style-complex="normal" style:font-weight-complex="bold"/>
    </style:style>
    <style:style style:name="P16" style:family="paragraph" style:parent-style-name="Standard" style:list-style-name="L12">
      <style:paragraph-properties fo:line-height="100%" fo:text-align="justify" style:justify-single-word="false"/>
      <style:text-properties fo:font-variant="normal" fo:text-transform="none" fo:color="#24292e" style:font-name="Manjari Bold1" fo:font-size="14pt" fo:letter-spacing="normal" fo:font-style="normal" fo:font-weight="normal" officeooo:rsid="000d39b4" officeooo:paragraph-rsid="000ee5bb" fo:background-color="transparent" style:font-size-asian="14pt" style:font-size-complex="14pt"/>
    </style:style>
    <style:style style:name="P17" style:family="paragraph" style:parent-style-name="Standard" style:list-style-name="L12">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ee5bb" style:font-size-asian="14pt" style:font-size-complex="14pt"/>
    </style:style>
    <style:style style:name="P18" style:family="paragraph" style:parent-style-name="Standard" style:list-style-name="L12">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fc49b" style:font-size-asian="14pt" style:font-size-complex="14pt"/>
    </style:style>
    <style:style style:name="P19" style:family="paragraph" style:parent-style-name="Standard" style:list-style-name="L17">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fc49b" style:font-size-asian="14pt" style:font-size-complex="14pt"/>
    </style:style>
    <style:style style:name="P20" style:family="paragraph" style:parent-style-name="Standard">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fc49b" style:font-size-asian="14pt" style:font-size-complex="14pt"/>
    </style:style>
    <style:style style:name="P21" style:family="paragraph" style:parent-style-name="Standard" style:list-style-name="L17">
      <style:paragraph-properties fo:line-height="100%" fo:text-align="justify" style:justify-single-word="false"/>
      <style:text-properties fo:font-variant="normal" fo:text-transform="none" fo:color="#24292e" style:font-name="Manjari Bold1" fo:font-size="14pt" fo:letter-spacing="normal" fo:font-style="normal" fo:font-weight="normal" officeooo:rsid="000fc49b" officeooo:paragraph-rsid="000fc49b" style:font-size-asian="14pt" style:font-size-complex="14pt"/>
    </style:style>
    <style:style style:name="P22" style:family="paragraph" style:parent-style-name="Standard" style:list-style-name="L12">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ee5bb"/>
    </style:style>
    <style:style style:name="P23" style:family="paragraph" style:parent-style-name="Standard" style:list-style-name="L12">
      <style:paragraph-properties fo:line-height="100%" fo:text-align="justify" style:justify-single-word="false"/>
      <style:text-properties fo:font-variant="normal" fo:text-transform="none" fo:color="#24292e" style:font-name="Manjari Bold1" fo:font-size="14pt" fo:letter-spacing="normal" fo:font-style="normal" fo:font-weight="normal" officeooo:paragraph-rsid="000fc49b"/>
    </style:style>
    <style:style style:name="P24" style:family="paragraph" style:parent-style-name="Standard" style:list-style-name="L12">
      <style:paragraph-properties fo:line-height="100%" fo:text-align="justify" style:justify-single-word="false"/>
      <style:text-properties fo:font-variant="normal" fo:text-transform="none" fo:color="#24292e" fo:letter-spacing="normal" officeooo:paragraph-rsid="000ee5bb"/>
    </style:style>
    <style:style style:name="P25" style:family="paragraph" style:parent-style-name="Standard" style:list-style-name="L9">
      <style:paragraph-properties fo:line-height="100%"/>
      <style:text-properties style:font-name="Manjari Bold" fo:font-size="14pt" officeooo:paragraph-rsid="000bc045" style:font-size-asian="14pt" style:font-size-complex="14pt"/>
    </style:style>
    <style:style style:name="P26" style:family="paragraph" style:parent-style-name="Standard" style:list-style-name="L6">
      <style:paragraph-properties fo:line-height="100%"/>
      <style:text-properties style:font-name="Manjari Bold" fo:font-size="14pt" officeooo:paragraph-rsid="000bc045" style:font-size-asian="14pt" style:font-size-complex="14pt"/>
    </style:style>
    <style:style style:name="P27" style:family="paragraph" style:parent-style-name="Standard" style:list-style-name="L9">
      <style:paragraph-properties fo:line-height="100%"/>
      <style:text-properties officeooo:paragraph-rsid="000bc045"/>
    </style:style>
    <style:style style:name="P28" style:family="paragraph" style:parent-style-name="Standard" style:list-style-name="L2">
      <style:paragraph-properties fo:line-height="100%" fo:text-align="justify" style:justify-single-word="false"/>
      <style:text-properties officeooo:paragraph-rsid="000bc045"/>
    </style:style>
    <style:style style:name="P29" style:family="paragraph" style:parent-style-name="Standard" style:list-style-name="L12">
      <style:paragraph-properties fo:line-height="100%" fo:text-align="justify" style:justify-single-word="false"/>
      <style:text-properties officeooo:paragraph-rsid="000bc481"/>
    </style:style>
    <style:style style:name="P30" style:family="paragraph" style:parent-style-name="Standard" style:list-style-name="L12">
      <style:paragraph-properties fo:line-height="100%" fo:text-align="justify" style:justify-single-word="false"/>
      <style:text-properties officeooo:paragraph-rsid="000ee5bb"/>
    </style:style>
    <style:style style:name="P31" style:family="paragraph" style:parent-style-name="Standard" style:list-style-name="L2">
      <style:paragraph-properties fo:line-height="100%"/>
    </style:style>
    <style:style style:name="P32" style:family="paragraph" style:parent-style-name="Standard" style:list-style-name="L2">
      <style:paragraph-properties fo:line-height="100%"/>
      <style:text-properties officeooo:paragraph-rsid="000bc045"/>
    </style:style>
    <style:style style:name="P33" style:family="paragraph" style:parent-style-name="Standard" style:list-style-name="L10">
      <style:paragraph-properties fo:line-height="100%"/>
      <style:text-properties officeooo:paragraph-rsid="000bc045"/>
    </style:style>
    <style:style style:name="P34" style:family="paragraph" style:parent-style-name="Standard" style:list-style-name="L12">
      <style:paragraph-properties fo:line-height="100%" fo:text-align="justify" style:justify-single-word="false"/>
      <style:text-properties officeooo:rsid="000bc481" officeooo:paragraph-rsid="000bc481"/>
    </style:style>
    <style:style style:name="P35" style:family="paragraph" style:parent-style-name="Standard" style:list-style-name="L12">
      <style:paragraph-properties fo:line-height="100%" fo:text-align="justify" style:justify-single-word="false"/>
      <style:text-properties style:font-name="Manjari Bold1" fo:font-size="14pt" officeooo:rsid="000d39b4" officeooo:paragraph-rsid="000ee5bb" fo:background-color="transparent" style:font-size-asian="14pt" style:font-size-complex="14pt"/>
    </style:style>
    <style:style style:name="P36" style:family="paragraph" style:parent-style-name="Standard" style:list-style-name="L12">
      <style:text-properties style:font-name="Manjari Bold1" fo:font-size="14pt" style:font-size-asian="14pt" style:font-size-complex="14pt"/>
    </style:style>
    <style:style style:name="P37" style:family="paragraph" style:list-style-name="L2">
      <style:paragraph-properties fo:line-height="100%"/>
      <style:text-properties fo:font-variant="normal" fo:text-transform="none" fo:color="#24292e" style:font-name="apple-system" fo:font-size="12pt" fo:letter-spacing="normal" fo:font-style="normal" fo:font-weight="normal"/>
    </style:style>
    <style:style style:name="P38" style:family="paragraph" style:parent-style-name="Standard" style:list-style-name="L12">
      <style:paragraph-properties fo:margin-top="0.101cm" fo:margin-bottom="0.101cm" loext:contextual-spacing="false" fo:line-height="100%" fo:text-align="justify" style:justify-single-word="false"/>
      <style:text-properties fo:font-variant="normal" fo:text-transform="none" fo:color="#24292e" style:font-name="apple-system" fo:font-size="12pt" fo:letter-spacing="normal" fo:font-style="normal" fo:font-weight="normal" officeooo:paragraph-rsid="000d39b4"/>
    </style:style>
    <style:style style:name="P39" style:family="paragraph" style:list-style-name="L12">
      <style:text-properties style:font-name="Manjari Bold1" fo:font-size="14pt" style:font-size-asian="14pt" style:font-size-complex="14pt"/>
    </style:style>
    <style:style style:name="P40" style:family="paragraph" style:parent-style-name="Text_20_body" style:list-style-name="L11">
      <style:paragraph-properties fo:line-height="100%"/>
      <style:text-properties officeooo:paragraph-rsid="000bc045"/>
    </style:style>
    <style:style style:name="P41" style:family="paragraph" style:parent-style-name="Heading_20_1" style:list-style-name="L7">
      <style:paragraph-properties fo:line-height="100%"/>
      <style:text-properties fo:font-variant="normal" fo:text-transform="none" fo:color="#24292e" style:font-name="apple-system" fo:letter-spacing="normal" fo:font-style="normal" fo:font-weight="bold" officeooo:rsid="000bc045" officeooo:paragraph-rsid="000bc045"/>
    </style:style>
    <style:style style:name="P42" style:family="paragraph" style:parent-style-name="Heading_20_1" style:list-style-name="L7">
      <style:paragraph-properties fo:line-height="100%"/>
      <style:text-properties officeooo:paragraph-rsid="000bc045"/>
    </style:style>
    <style:style style:name="P43" style:family="paragraph" style:parent-style-name="Preformatted_20_Text" style:list-style-name="L12">
      <loext:graphic-properties draw:fill="solid" draw:fill-color="#f6f8fa" draw:opacity="100%"/>
      <style:paragraph-properties fo:background-color="#f6f8fa"/>
      <style:text-properties officeooo:paragraph-rsid="000d39b4"/>
    </style:style>
    <style:style style:name="P44" style:family="paragraph" style:parent-style-name="Preformatted_20_Text" style:list-style-name="L12">
      <loext:graphic-properties draw:fill="solid" draw:fill-color="#f6f8fa" draw:opacity="100%"/>
      <style:paragraph-properties fo:margin-top="0.101cm" fo:margin-bottom="0.101cm" loext:contextual-spacing="false" fo:background-color="#f6f8fa"/>
      <style:text-properties officeooo:paragraph-rsid="000d39b4" fo:background-color="transparent"/>
    </style:style>
    <style:style style:name="P45" style:family="paragraph" style:parent-style-name="Preformatted_20_Text" style:list-style-name="L12">
      <loext:graphic-properties draw:fill="solid" draw:fill-color="#f6f8fa" draw:opacity="100%"/>
      <style:paragraph-properties fo:margin-top="0.101cm" fo:margin-bottom="0.101cm" loext:contextual-spacing="false" fo:background-color="#f6f8fa"/>
      <style:text-properties fo:background-color="transparent"/>
    </style:style>
    <style:style style:name="P46" style:family="paragraph" style:parent-style-name="Preformatted_20_Text" style:list-style-name="L12">
      <loext:graphic-properties draw:fill="solid" draw:fill-color="#f6f8fa" draw:opacity="100%"/>
      <style:paragraph-properties fo:margin-top="0.101cm" fo:margin-bottom="0.101cm" loext:contextual-spacing="false" fo:background-color="#f6f8fa"/>
      <style:text-properties officeooo:paragraph-rsid="000d39b4"/>
    </style:style>
    <style:style style:name="P47" style:family="paragraph" style:parent-style-name="Preformatted_20_Text">
      <loext:graphic-properties draw:fill="solid" draw:fill-color="#f6f8fa" draw:opacity="100%"/>
      <style:paragraph-properties fo:margin-top="0.101cm" fo:margin-bottom="0.101cm" loext:contextual-spacing="false" fo:line-height="100%" fo:orphans="2" fo:widows="2" fo:background-color="#f6f8fa" fo:padding="0cm" fo:border="none"/>
      <style:text-properties fo:font-variant="normal" fo:text-transform="none" fo:color="#24292e" fo:letter-spacing="normal" officeooo:paragraph-rsid="000ee5bb"/>
    </style:style>
    <style:style style:name="P48" style:family="paragraph" style:parent-style-name="Preformatted_20_Text">
      <loext:graphic-properties draw:fill="solid" draw:fill-color="#f6f8fa" draw:opacity="100%"/>
      <style:paragraph-properties fo:margin-top="0.101cm" fo:margin-bottom="0.101cm" loext:contextual-spacing="false" fo:line-height="100%" fo:orphans="2" fo:widows="2" fo:background-color="#f6f8fa" fo:padding="0cm" fo:border="none"/>
      <style:text-properties fo:font-variant="normal" fo:text-transform="none" fo:color="#24292e" fo:letter-spacing="normal"/>
    </style:style>
    <style:style style:name="T1" style:family="text">
      <style:text-properties style:font-name="Manjari Bold" fo:font-size="16pt" fo:font-style="normal" fo:font-weight="bold" officeooo:rsid="000bc045" style:font-size-asian="14pt" style:font-style-asian="normal" style:font-weight-asian="bold" style:font-size-complex="16pt" style:font-style-complex="normal" style:font-weight-complex="bold"/>
    </style:style>
    <style:style style:name="T2" style:family="text">
      <style:text-properties style:font-name="Manjari Bold" fo:font-size="16pt" fo:font-weight="bold" style:font-size-asian="14pt" style:font-style-asian="normal" style:font-weight-asian="bold" style:font-size-complex="16pt" style:font-style-complex="normal" style:font-weight-complex="bold"/>
    </style:style>
    <style:style style:name="T3" style:family="text">
      <style:text-properties style:font-name="Manjari Bold" fo:font-size="16pt" fo:font-weight="bold" officeooo:rsid="000bc045" style:font-size-asian="14pt" style:font-style-asian="normal" style:font-weight-asian="bold" style:font-size-complex="16pt" style:font-style-complex="normal" style:font-weight-complex="bold"/>
    </style:style>
    <style:style style:name="T4" style:family="text">
      <style:text-properties style:font-name="Manjari Bold" fo:font-weight="bold" officeooo:rsid="000bc045" style:font-style-asian="normal" style:font-weight-asian="bold" style:font-style-complex="normal" style:font-weight-complex="bold"/>
    </style:style>
    <style:style style:name="T5" style:family="text">
      <style:text-properties style:font-name="Manjari Bold" fo:font-style="normal" fo:font-weight="bold" officeooo:rsid="000bc045" style:font-style-asian="normal" style:font-weight-asian="bold" style:font-style-complex="normal" style:font-weight-complex="bold"/>
    </style:style>
    <style:style style:name="T6" style:family="text">
      <style:text-properties style:font-name="Manjari Bold" fo:font-size="14pt" fo:font-weight="bold" officeooo:rsid="000bc045" style:font-size-asian="14pt" style:font-style-asian="normal" style:font-weight-asian="bold" style:font-size-complex="14pt" style:font-style-complex="normal" style:font-weight-complex="bold"/>
    </style:style>
    <style:style style:name="T7" style:family="text">
      <style:text-properties fo:font-variant="normal" fo:text-transform="none" fo:color="#24292e" style:font-name="Manjari Bold" fo:font-size="14pt" fo:letter-spacing="normal" fo:font-style="normal" fo:font-weight="bold" officeooo:rsid="000bc481" style:font-size-asian="12.25pt" style:font-style-asian="normal" style:font-weight-asian="bold" style:font-size-complex="14pt" style:font-style-complex="normal" style:font-weight-complex="bold"/>
    </style:style>
    <style:style style:name="T8" style:family="text">
      <style:text-properties fo:font-variant="normal" fo:text-transform="none" fo:color="#24292e" style:font-name="Manjari Bold" fo:font-size="14pt" fo:letter-spacing="normal" fo:font-style="normal" fo:font-weight="normal" style:font-size-asian="14pt" style:font-size-complex="14pt"/>
    </style:style>
    <style:style style:name="T9" style:family="text">
      <style:text-properties fo:font-variant="normal" fo:text-transform="none" fo:color="#24292e" style:font-name="Manjari Bold" fo:font-size="14pt" fo:letter-spacing="normal" fo:font-style="normal" fo:font-weight="normal" officeooo:rsid="000bc045" style:font-size-asian="14pt" style:font-size-complex="14pt"/>
    </style:style>
    <style:style style:name="T10" style:family="text">
      <style:text-properties fo:font-variant="normal" fo:text-transform="none" fo:color="#24292e" fo:letter-spacing="normal" fo:font-style="normal" fo:font-weight="normal" officeooo:rsid="000bc045"/>
    </style:style>
    <style:style style:name="T11" style:family="text">
      <style:text-properties fo:font-variant="normal" fo:text-transform="none" fo:color="#24292e" fo:letter-spacing="normal" fo:font-style="normal" fo:font-weight="normal" officeooo:rsid="000bc481" style:font-style-asian="normal" style:font-weight-asian="bold" style:font-style-complex="normal" style:font-weight-complex="bold"/>
    </style:style>
    <style:style style:name="T12" style:family="text">
      <style:text-properties fo:font-variant="normal" fo:text-transform="none" fo:color="#24292e" fo:letter-spacing="normal" fo:font-style="normal" fo:font-weight="normal" officeooo:rsid="000ee5bb" style:font-style-asian="normal" style:font-weight-asian="bold" style:font-style-complex="normal" style:font-weight-complex="bold"/>
    </style:style>
    <style:style style:name="T13" style:family="text">
      <style:text-properties fo:font-variant="normal" fo:text-transform="none" fo:color="#24292e" style:font-name="Manjari Bold1" fo:font-size="14pt" fo:letter-spacing="normal" fo:font-style="normal" fo:font-weight="normal" style:font-size-asian="14pt" style:font-size-complex="14pt"/>
    </style:style>
    <style:style style:name="T14" style:family="text">
      <style:text-properties fo:font-variant="normal" fo:text-transform="none" fo:color="#24292e" style:font-name="Manjari Bold1" fo:font-size="14pt" fo:letter-spacing="normal" fo:font-style="normal" fo:font-weight="normal" officeooo:rsid="000bc045" style:font-size-asian="14pt" style:font-size-complex="14pt"/>
    </style:style>
    <style:style style:name="T15" style:family="text">
      <style:text-properties fo:font-variant="normal" fo:text-transform="none" fo:color="#24292e" style:font-name="Manjari Bold1" fo:font-size="14pt" fo:letter-spacing="normal" fo:font-style="normal" fo:font-weight="normal" style:font-size-asian="14pt" style:font-style-asian="normal" style:font-weight-asian="bold" style:font-size-complex="14pt" style:font-style-complex="normal" style:font-weight-complex="bold"/>
    </style:style>
    <style:style style:name="T16" style:family="text">
      <style:text-properties fo:font-variant="normal" fo:text-transform="none" fo:color="#24292e" style:font-name="Manjari Bold1" fo:font-size="14pt" fo:letter-spacing="normal" fo:font-style="normal" fo:font-weight="normal" officeooo:rsid="000ee5bb" fo:background-color="transparent"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24292e" style:font-name="Manjari Bold1" fo:font-size="14pt" fo:letter-spacing="normal" fo:font-style="normal" fo:font-weight="normal" fo:background-color="transparent" loext:char-shading-value="0" style:font-size-asian="14pt" style:font-style-asian="normal" style:font-weight-asian="bold" style:font-size-complex="14pt" style:font-style-complex="normal" style:font-weight-complex="bold"/>
    </style:style>
    <style:style style:name="T18" style:family="text">
      <style:text-properties fo:font-variant="normal" fo:text-transform="none" fo:color="#0366d6" style:text-line-through-style="none" style:text-line-through-type="none" style:font-name="Manjari Bold1" fo:font-size="14pt" fo:letter-spacing="normal" fo:font-style="normal" style:text-underline-style="none" fo:font-weight="normal" officeooo:rsid="000bc045" style:text-blinking="false" fo:background-color="#ffffff" loext:char-shading-value="0" style:font-size-asian="14pt" style:font-size-complex="14pt"/>
    </style:style>
    <style:style style:name="T19" style:family="text">
      <style:text-properties fo:font-variant="normal" fo:text-transform="none" fo:color="#0366d6" style:text-line-through-style="none" style:text-line-through-type="none" style:font-name="Manjari Bold1" fo:font-size="14pt" fo:letter-spacing="normal" fo:font-style="normal" style:text-underline-style="none" fo:font-weight="normal" style:text-blinking="false" fo:background-color="#ffffff" loext:char-shading-value="0" style:font-size-asian="14pt" style:font-style-asian="normal" style:font-weight-asian="bold" style:font-size-complex="14pt" style:font-style-complex="normal" style:font-weight-complex="bold"/>
    </style:style>
    <style:style style:name="T20" style:family="text">
      <style:text-properties fo:font-variant="normal" fo:text-transform="none" fo:color="#0366d6" style:text-line-through-style="none" style:text-line-through-type="none" style:font-name="Manjari Bold1" fo:font-size="14pt" fo:letter-spacing="normal" fo:font-style="normal" style:text-underline-style="none" fo:font-weight="normal" style:text-blinking="false" fo:background-color="transparent" loext:char-shading-value="0" style:font-size-asian="14pt" style:font-size-complex="14pt"/>
    </style:style>
    <style:style style:name="T21" style:family="text">
      <style:text-properties style:font-name="apple-system"/>
    </style:style>
    <style:style style:name="T22" style:family="text">
      <style:text-properties style:font-name="apple-system" fo:font-size="12pt"/>
    </style:style>
    <style:style style:name="T23" style:family="text">
      <style:text-properties style:font-name="apple-system" style:font-size-asian="14pt" style:font-size-complex="14pt"/>
    </style:style>
    <style:style style:name="T24" style:family="text">
      <style:text-properties style:font-name="apple-system" fo:font-size="13pt" style:font-size-asian="13pt" style:font-size-complex="13pt"/>
    </style:style>
    <style:style style:name="T25" style:family="text">
      <style:text-properties style:font-name="Manjari Bold" fo:font-size="14pt" style:font-size-asian="14pt" style:font-size-complex="14pt"/>
    </style:style>
    <style:style style:name="T26" style:family="text">
      <style:text-properties style:font-name="Manjari Bold" fo:font-size="14pt" fo:font-weight="normal" style:font-size-asian="14pt" style:font-size-complex="14pt"/>
    </style:style>
    <style:style style:name="T27" style:family="text">
      <style:text-properties fo:color="#000000" style:font-name="Manjari Bold"/>
    </style:style>
    <style:style style:name="T28" style:family="text">
      <style:text-properties fo:color="#000000" style:font-name="Manjari Bold" fo:font-size="14pt" style:font-size-asian="14pt" style:font-size-complex="14pt"/>
    </style:style>
    <style:style style:name="T29" style:family="text">
      <style:text-properties style:font-name="Manjari Bold1" fo:font-size="14pt" officeooo:rsid="000bc481" style:font-size-asian="14pt" style:font-style-asian="normal" style:font-weight-asian="bold" style:font-size-complex="14pt" style:font-style-complex="normal" style:font-weight-complex="bold"/>
    </style:style>
    <style:style style:name="T30" style:family="text">
      <style:text-properties style:font-name="Manjari Bold1" fo:font-size="14pt" officeooo:rsid="000ee5bb" fo:background-color="transparent" loext:char-shading-value="0" style:font-size-asian="14pt" style:font-style-asian="normal" style:font-weight-asian="bold" style:font-size-complex="14pt" style:font-style-complex="normal" style:font-weight-complex="bold"/>
    </style:style>
    <style:style style:name="T31" style:family="text">
      <style:text-properties style:font-name="Manjari Bold1" fo:font-size="14pt" fo:font-style="normal" fo:font-weight="normal" officeooo:rsid="000ee5bb" fo:background-color="transparent" loext:char-shading-value="0" style:font-size-asian="14pt" style:font-style-asian="normal" style:font-weight-asian="bold" style:font-size-complex="14pt" style:font-style-complex="normal" style:font-weight-complex="bold"/>
    </style:style>
    <style:style style:name="T32" style:family="text">
      <style:text-properties style:font-name="Manjari Bold1" fo:font-size="15pt" style:font-size-asian="15pt" style:font-size-complex="15pt"/>
    </style:style>
    <style:style style:name="T33" style:family="text">
      <style:text-properties fo:background-color="transparent" loext:char-shading-value="0"/>
    </style:style>
    <style:style style:name="T34" style:family="text">
      <style:text-properties officeooo:rsid="000d39b4" fo:background-color="transparent" loext:char-shading-value="0"/>
    </style:style>
    <style:style style:name="T35" style:family="text">
      <style:text-properties style:font-name="SFMono-Regular" fo:font-size="9.75pt" fo:font-style="normal" fo:font-weight="normal"/>
    </style:style>
    <style:style style:name="T36" style:family="text">
      <style:text-properties style:font-name="SFMono-Regular" fo:font-size="9.75pt" fo:font-style="normal" fo:font-weight="normal" officeooo:rsid="000ee5bb" fo:background-color="transparent" loext:char-shading-value="0" style:font-size-asian="14pt" style:font-style-asian="normal" style:font-weight-asian="bold" style:font-size-complex="14pt" style:font-style-complex="normal" style:font-weight-complex="bold"/>
    </style:style>
    <style:style style:name="T37" style:family="text">
      <style:text-properties officeooo:rsid="000fc49b"/>
    </style:style>
    <style:style style:name="T38" style:family="text">
      <style:text-properties style:font-size-asian="14pt" style:font-size-complex="14pt"/>
    </style:style>
    <style:style style:name="T39" style:family="text">
      <style:text-properties officeooo:rsid="000fc49b"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oice</text:p>
      <text:p text:style-name="P2"/>
      <text:p text:style-name="P3">REQUIREMENTS</text:p>
      <text:list xml:id="list4051359056" text:style-name="L1">
        <text:list-item>
          <text:p text:style-name="P4">GoLang 1.11.5</text:p>
        </text:list-item>
        <text:list-item>
          <text:p text:style-name="P4">VS Code 1.30</text:p>
        </text:list-item>
        <text:list-item>
          <text:p text:style-name="P4">NodeJS</text:p>
        </text:list-item>
        <text:list-item>
          <text:p text:style-name="P4">Ubuntu 16.04 Lts up</text:p>
        </text:list-item>
        <text:list-item>
          <text:p text:style-name="P4">Docker Compose</text:p>
        </text:list-item>
        <text:list-item>
          <text:p text:style-name="P4">Insomia</text:p>
        </text:list-item>
        <text:list-item>
          <text:p text:style-name="P4">Hyperledger Fabric</text:p>
        </text:list-item>
      </text:list>
      <text:p text:style-name="P3"/>
      <text:p text:style-name="P3">STEPS</text:p>
      <text:list xml:id="list3520743434" text:style-name="L2">
        <text:list-item>
          <text:p text:style-name="P28"><text:span text:style-name="T1"><text:s/>Install GoLang</text:span></text:p>
          <text:list>
            <text:list-item>
              <text:p text:style-name="P32"><text:span text:style-name="T28">Go to the link: </text:span><text:a xlink:type="simple" xlink:href="https://golang.org/" text:style-name="Internet_20_link" text:visited-style-name="Visited_20_Internet_20_Link">https://golang.org/</text:a></text:p>
            </text:list-item>
            <text:list-item>
              <text:p text:style-name="P10"><text:span text:style-name="T27">In the website, click ‘Download Go’</text:span></text:p>
            </text:list-item>
            <text:list-item>
              <text:p text:style-name="P10"><text:span text:style-name="T27">There are versions of Golang that will be installed onto the system unit. On my case, I will download the Linux Version on 1.11.5.</text:span></text:p>
            </text:list-item>
            <text:list-item>
              <text:p text:style-name="P10"><text:span text:style-name="T27">There are options to extract the contents of the Linux Version of Golang. Extract it onto the home folder, which is your username of your laptop or use the terminal execution by the use of this command when you open the terminal. ‘sudo snap install go –classic’</text:span></text:p>
            </text:list-item>
            <text:list-item>
              <text:p text:style-name="P10"><text:span text:style-name="T27">Export the path so that your extracted files that you’ve installed with it. Exceute on this terminal</text:span></text:p>
            </text:list-item>
          </text:list>
        </text:list-item>
      </text:list>
      <text:list xml:id="list4214096187" text:style-name="L6">
        <text:list-item>
          <text:list>
            <text:list-item>
              <text:list>
                <text:list-item>
                  <text:list>
                    <text:list-item>
                      <text:p text:style-name="P26">export GOROOT=/usr/local/go</text:p>
                    </text:list-item>
                    <text:list-item>
                      <text:p text:style-name="P12">export GOPATH=$HOME/go</text:p>
                    </text:list-item>
                    <text:list-item>
                      <text:p text:style-name="P13"><text:span text:style-name="T4">export PATH=GOPATH/bin:GOPATH/bin:GOPATH/bin:GOROOT/bin:$PATH</text:span></text:p>
                    </text:list-item>
                  </text:list>
                </text:list-item>
              </text:list>
            </text:list-item>
          </text:list>
        </text:list-item>
      </text:list>
      <text:list xml:id="list164046519639996" text:continue-list="list3520743434" text:style-name="L2">
        <text:list-item>
          <text:list>
            <text:list-item>
              <text:list>
                <text:list-item>
                  <text:list>
                    <text:list-header>
                      <text:p text:style-name="P14"><text:span text:style-name="T5"/></text:p>
                    </text:list-header>
                  </text:list>
                </text:list-item>
              </text:list>
            </text:list-item>
          </text:list>
        </text:list-item>
        <text:list-item>
          <text:p text:style-name="P7"><text:span text:style-name="T3">Installing VSCode</text:span></text:p>
          <text:list>
            <text:list-item>
              <text:p text:style-name="P31"><text:span text:style-name="T25">Go to this link: </text:span><text:a xlink:type="simple" xlink:href="https://code.visualstudio.com/" text:style-name="Internet_20_link" text:visited-style-name="Visited_20_Internet_20_Link"><text:span text:style-name="T25">https://code.visualstudio.com/</text:span></text:a><text:span text:style-name="T25"> . For my case, I downloaded the .deb file which supports Ubuntu.</text:span></text:p>
            </text:list-item>
            <text:list-item>
              <text:p text:style-name="P9"><text:span text:style-name="T6">Just run it through the use of installation manager and automatically when you search on the dashboard, you will see the VSCode.</text:span></text:p>
              <text:p text:style-name="P9"><text:span text:style-name="T6"/></text:p>
            </text:list-item>
          </text:list>
        </text:list-item>
        <text:list-item>
          <text:p text:style-name="P6"><text:span text:style-name="T3">I</text:span><text:span text:style-name="T2">nstalling Insomia</text:span></text:p>
        </text:list-item>
      </text:list>
      <text:list xml:id="list4238588486" text:style-name="L7">
        <text:list-item>
          <text:p text:style-name="P5"><text:soft-page-break/><text:span text:style-name="T8">Add to sources</text:span></text:p>
        </text:list-item>
      </text:list>
      <text:list xml:id="list4091310260" text:style-name="L10">
        <text:list-item>
          <text:list>
            <text:list-item>
              <text:p text:style-name="P33"><text:span text:style-name="T14">echo “deb </text:span><text:a xlink:type="simple" xlink:href="https://dl.bintray.com/getinsomnia/Insomnia" text:style-name="Internet_20_link" text:visited-style-name="Visited_20_Internet_20_Link"><text:span text:style-name="T18">https://dl.bintray.com/getinsomnia/Insomnia</text:span></text:a><text:span text:style-name="T14"> /” \<text:line-break/>| sudo tee -a /etc/apt/sources.list.d/insomnia.list</text:span></text:p>
            </text:list-item>
          </text:list>
        </text:list-item>
      </text:list>
      <text:list xml:id="list164046617743054" text:continue-list="list4238588486" text:style-name="L7">
        <text:list-item>
          <text:h text:style-name="P41" text:outline-level="1"><text:bookmark text:name="user-content-add-public-key-used-to-verify-code-signature"/><text:span text:style-name="T26">Add public key used to verify code signature</text:span></text:h>
        </text:list-item>
      </text:list>
      <text:list xml:id="list1491162384" text:style-name="L11">
        <text:list-item>
          <text:p text:style-name="P40"><text:span text:style-name="T13">wget --quiet -O - </text:span><text:a xlink:type="simple" xlink:href="https://insomnia.rest/keys/debian-public.key.asc" text:style-name="Internet_20_link" text:visited-style-name="Visited_20_Internet_20_Link"><text:span text:style-name="T20">https://insomnia.rest/keys/debian-public.key.asc</text:span></text:a><text:span text:style-name="T13"> \<text:line-break/>| sudo apt-key add -</text:span></text:p>
        </text:list-item>
      </text:list>
      <text:list xml:id="list164046878991029" text:continue-list="list164046617743054" text:style-name="L7">
        <text:list-item>
          <text:h text:style-name="P42" text:outline-level="1"><text:bookmark text:name="user-content-refresh-repository-sources-and-install-insomnia"/><text:span text:style-name="T9">Refresh repository sources and install Insomnia</text:span></text:h>
        </text:list-item>
      </text:list>
      <text:list xml:id="list700357390" text:style-name="L9">
        <text:list-item>
          <text:list>
            <text:list-item>
              <text:p text:style-name="P27"><text:span text:style-name="T9">sudo apt-get update</text:span></text:p>
            </text:list-item>
            <text:list-item>
              <text:p text:style-name="P25"><text:span text:style-name="T10">sudo apt-get install insomnia</text:span></text:p>
            </text:list-item>
          </text:list>
        </text:list-item>
      </text:list>
      <text:p text:style-name="P11"/>
      <text:p text:style-name="P15">INVOICE APPLICATION</text:p>
      <text:list xml:id="list2563882408" text:style-name="L12">
        <text:list-item>
          <text:p text:style-name="P29"><text:span text:style-name="T7">Clone the repository folders from github as a tool for running the invoice. There you must clone using the terminal. Click the ‘clone or download’ button and on the terminal and create a folder using “mkdir ‘name of the folder’ and go to the directory. You can also do it on the file manager manually.</text:span></text:p>
        </text:list-item>
        <text:list-item>
          <text:p text:style-name="P34"><text:span text:style-name="T15">Clone also the ‘fabric-samples’ link which is on this link. </text:span><text:a xlink:type="simple" xlink:href="https://github.com/hyperledger/fabric-samples.git" text:style-name="Internet_20_link" text:visited-style-name="Visited_20_Internet_20_Link"><text:span text:style-name="T19">https://github.com/hyperledger/fabric-samples.git</text:span></text:a><text:span text:style-name="T15">. You must do this also on the terminal.</text:span></text:p>
        </text:list-item>
        <text:list-item>
          <text:p text:style-name="P38"><text:span text:style-name="T29">From the fabric-samples folder, you must create a new folder which is invoice.</text:span></text:p>
          <text:list>
            <text:list-header>
              <text:p text:style-name="P44"><text:tab/><text:tab/>fabric-samples/</text:p>
            </text:list-header>
          </text:list>
          <text:p text:style-name="P45"><text:tab/><text:tab/><text:tab/>| ---- invoice/</text:p>
          <text:p text:style-name="P45"><text:s text:c="9"/><text:tab/> <text:tab/>| ---- app.js</text:p>
          <text:p text:style-name="P45"><text:s text:c="9"/><text:tab/> <text:tab/>| ---- enrollAdmin.js</text:p>
          <text:p text:style-name="P45"><text:s text:c="9"/><text:tab/> <text:tab/>| ---- package.json</text:p>
          <text:p text:style-name="P46"><text:span text:style-name="T33"><text:s text:c="9"/><text:tab/> <text:tab/>| ---- registerUser.js</text:span></text:p>
          <text:p text:style-name="P43"><text:span text:style-name="T33"><text:s text:c="9"/><text:tab/> <text:tab/>| ---- </text:span><text:span text:style-name="T34">startFabric</text:span><text:span text:style-name="T33">.</text:span><text:span text:style-name="T34">sh</text:span></text:p>
        </text:list-item>
        <text:list-item>
          <text:p text:style-name="P35">From the <text:s/><text:span text:style-name="T11">fabric-samples/</text:span><text:span text:style-name="T12">chaincode, create a folder naming it as invoice then create another folder and name it as go.</text:span></text:p>
        </text:list-item>
      </text:list>
      <text:p text:style-name="P47"><text:s/><text:tab/><text:tab/><text:tab/> <text:s text:c="2"/><text:span text:style-name="T36">fabric-samples/</text:span><text:tab/><text:tab/></text:p>
      <text:p text:style-name="P47"><text:span text:style-name="T35"><text:tab/><text:tab/><text:tab/><text:tab/>| ---- chaincode/</text:span></text:p>
      <text:p text:style-name="P48"><text:s text:c="14"/><text:tab/><text:tab/><text:tab/><text:span text:style-name="T35">| ---- invoice/</text:span></text:p>
      <text:p text:style-name="P48"><text:s text:c="26"/><text:tab/><text:tab/><text:span text:style-name="T35">| ---- go/</text:span></text:p>
      <text:p text:style-name="P48"><text:s text:c="38"/><text:span text:style-name="T35">| ---- invoice.go</text:span></text:p>
      <text:list xml:id="list164047407107647" text:continue-numbering="true" text:style-name="L12">
        <text:list-item>
          <text:p text:style-name="P16"><text:soft-page-break/>Open your terminal on the invoice folder inside the ‘fabric-samples’. To provide the fastest way, right click it and click the ‘Open Terminal’</text:p>
        </text:list-item>
        <text:list-item>
          <text:p text:style-name="P30"><text:span text:style-name="T16">Start the fabric server client using </text:span><text:span text:style-name="T32">‘./startFabric.sh’.</text:span></text:p>
        </text:list-item>
        <text:list-item>
          <text:p text:style-name="P30"><text:span text:style-name="T16">If successful, </text:span><text:span text:style-name="T17">run the enrollAdmin.js by using ‘node enrollAdmin.js’. It will generate a folder named “hfc-key-store’ which stores all of the public and private keys. After that, run also the ‘node registerUser.js’. It will show all of the 3 users; the supplier (IBM), the Lotus (OEM), and the Bank (UBP). </text:span><text:span text:style-name="T16">Take note that IBM, Lotus and Bank are default value for the 3 users.</text:span></text:p>
        </text:list-item>
        <text:list-item>
          <text:p text:style-name="P8"><text:span text:style-name="T30">Lastly, execute the ‘node app.js’ which it will run on the localhost:3000. For the API that will be using for execution, use Insomnia. This applications executes the API of every function that will input and output as a json format.</text:span></text:p>
        </text:list-item>
        <text:list-item>
          <text:p text:style-name="P8"><text:span text:style-name="T30">First, open the Insomnia and create a workspace for the invoice. Then create a api function, for this we will first use get all the invoice. If you check the code of invoice.go, we have the function which is initLedger. That function serves as the first data that will be shown on the Insomia.</text:span></text:p>
        </text:list-item>
        <text:list-item>
          <text:p text:style-name="P24"><text:span text:style-name="T31">Create it by naming a specific function sentence and use ‘GET’ tab. Second, type in the textbox field which is the ‘localhost:3000’ which the ‘3000’ is the port number of the server. Take note that you must put on the ‘Form URL Encoded’. Inside the field is enter your data values which is “usename” and the value must be IBM/ Lotus/UBP.</text:span></text:p>
        </text:list-item>
        <text:list-item>
          <text:p text:style-name="P17">Click send and <text:span text:style-name="T37">t</text:span>he arrays of data that fetched <text:span text:style-name="T37">will show up </text:span>on the right side <text:span text:style-name="T37">of the screen</text:span>.</text:p>
        </text:list-item>
        <text:list-item>
          <text:p text:style-name="P22"><text:span text:style-name="T38">Create an API function that will insert records. Go to a new api function by clicking the ‘+’ button and click New Request. Name it ‘Insert Invoice’ and go to the ‘GET’ dropdown and use ‘POST’ .</text:span></text:p>
        </text:list-item>
        <text:list-item>
          <text:p text:style-name="P17">On the ‘Body’ tab, click it to show the items and use ‘Form URL Encoded’. Enter this fields</text:p>
        </text:list-item>
      </text:list>
      <text:list xml:id="list1599943596" text:style-name="L17">
        <text:list-item>
          <text:list>
            <text:list-item>
              <text:list>
                <text:list-item>
                  <text:p text:style-name="P19">Username<text:tab/><text:tab/>-<text:tab/><text:span text:style-name="T37">IBM</text:span></text:p>
                </text:list-item>
                <text:list-item>
                  <text:p text:style-name="P21">InvoiceId<text:tab/><text:tab/>-<text:tab/>INVOICE1</text:p>
                </text:list-item>
                <text:list-item>
                  <text:p text:style-name="P21">InvoiceNumber<text:tab/>-<text:tab/>1</text:p>
                </text:list-item>
                <text:list-item>
                  <text:p text:style-name="P21">billedTo<text:tab/><text:tab/>-<text:tab/>(any)</text:p>
                </text:list-item>
                <text:list-item>
                  <text:p text:style-name="P21">invoiceDate<text:tab/>-<text:tab/>2/14/2019</text:p>
                </text:list-item>
                <text:list-item>
                  <text:p text:style-name="P21">invoiceAmount<text:tab/>-<text:tab/>0</text:p>
                </text:list-item>
                <text:list-item>
                  <text:p text:style-name="P21">itemDescription<text:tab/>-<text:tab/>(any)</text:p>
                </text:list-item>
                <text:list-item>
                  <text:p text:style-name="P21">GR<text:tab/><text:tab/><text:tab/>-<text:tab/>false</text:p>
                </text:list-item>
                <text:list-item>
                  <text:p text:style-name="P21">isPaid<text:tab/><text:tab/>-<text:tab/>false</text:p>
                </text:list-item>
                <text:list-item>
                  <text:p text:style-name="P21">paidAmount<text:tab/>-<text:tab/>0</text:p>
                </text:list-item>
                <text:list-item>
                  <text:p text:style-name="P21"><text:soft-page-break/>isRepaid<text:tab/><text:tab/>-<text:tab/>false</text:p>
                </text:list-item>
                <text:list-item>
                  <text:p text:style-name="P19"><text:span text:style-name="T37">repaidAmount<text:tab/>-<text:tab/>0</text:span></text:p>
                </text:list-item>
              </text:list>
            </text:list-item>
          </text:list>
        </text:list-item>
      </text:list>
      <text:p text:style-name="P20"><text:tab/><text:tab/>Enter the address on the url field as ‘localhost:3000/invoice’ and</text:p>
      <text:p text:style-name="P20"><text:tab/><text:tab/>execute the API.</text:p>
      <text:p text:style-name="P20"><text:tab/><text:tab/>Take note that when you enter mutiple fields, the invoiceid is</text:p>
      <text:p text:style-name="P20"><text:tab/><text:tab/>incremented by 1.</text:p>
      <text:list xml:id="list164047027046359" text:continue-list="list164047407107647" text:style-name="L12">
        <text:list-item>
          <text:p text:style-name="P23"><text:span text:style-name="T39">Get the history of transactions </text:span><text:span text:style-name="T38">you entered with the hash transaction number and the timestamp, the date and time of the specific transaction. Just go to new request and name it ‘Get Audit History’ and use Get.</text:span></text:p>
        </text:list-item>
        <text:list-item>
          <text:p text:style-name="P18">On get history, click on the query tab and type the field and input “invoiceid = . And it will show the transaction happened.</text:p>
        </text:list-item>
        <text:list-item>
          <text:p text:style-name="P18">Another function request is the Suppler to Bank, name it ‘Supplier to Bank’, ‘PUT’ function. The fields are ‘username, invoiceid and paidamount’.</text:p>
        </text:list-item>
        <text:list-item>
          <text:p text:style-name="P36">For repayment, it is also the same fields and API as ‘PUT’ as the Supplier <text:span text:style-name="T37">to </text:span>Bank.<text:line-break/>The difference is instead of paidamount, use repaymentamount.</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Manjari Bold" svg:font-family="'Manjari Bold'" style:font-pitch="variable"/>
    <style:font-face style:name="Manjari Bold1" svg:font-family="'Manjari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3pt" fo:font-weight="normal" style:font-size-asian="11.3500003814697pt" style:font-weight-asian="normal" style:font-size-complex="13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47:22.275383010</meta:creation-date>
    <meta:editing-duration>PT9S</meta:editing-duration>
    <meta:editing-cycles>2</meta:editing-cycles>
    <meta:generator>LibreOffice/6.0.6.2$Linux_X86_64 LibreOffice_project/00m0$Build-2</meta:generator>
    <dc:date>2019-02-14T16:40:45.175124637</dc:date>
    <meta:document-statistic meta:table-count="0" meta:image-count="0" meta:object-count="0" meta:page-count="4" meta:paragraph-count="76" meta:word-count="904" meta:character-count="5351" meta:non-whitespace-character-count="4402"/>
  </office:meta>
</office:document-meta>
</file>